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b60" officeooo:paragraph-rsid="000f6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instalais Aplikasi Toko</text:p>
      <text:p text:style-name="P1"/>
      <text:p text:style-name="P1">Instalasi awal :</text:p>
      <text:p text:style-name="P1"/>
      <text:p text:style-name="P1">1. Install File LibreOfficePortable_5.0.2_MultilingualStandard.paf.exe , ada dalam cd</text:p>
      <text:p text:style-name="P1">2. Tentukan lokasi penginstalan, usahakan di drive d:</text:p>
      <text:p text:style-name="P1">3. Install jPortable_8_Update_66.paf.exe, ada didalam cd</text:p>
      <text:p text:style-name="P1">4. Tentukan lokasi penginstalan</text:p>
      <text:p text:style-name="P1">5. Buka file folder LibreofficePortable yang habis diinstall tadi, cari file Libreoffice.exe lalu buka</text:p>
      <text:p text:style-name="P1">6. Klik Tools --- Options, lalu klik security , setelah itu klik Macro security lalu atur ditingkat Low selesai</text:p>
      <text:p text:style-name="P1">7. Klik Tool --- Options lalu klik advanced , beri tanda centang pada 'use java runtime environment', klik add ----maka akan muncul halaman box, arahkan pada folder Java (hasil Install pada point 3 Jportable tadi), klik ok..</text:p>
      <text:p text:style-name="P1">8. beri tanda centang juga pada Oracle Corporation 1.8 .xxx</text:p>
      <text:p text:style-name="P1">9. Selesai</text:p>
      <text:p text:style-name="P1"/>
      <text:p text:style-name="P1">Cara buka softwarenya :</text:p>
      <text:p text:style-name="P1">1. Buka file Libreoffice.exe</text:p>
      <text:p text:style-name="P1">2. klik open file, cari file software nya (“aplikasi toko.exe”) klik.. dan software pun akan terbu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1-26T13:29:21.932918176</meta:creation-date>
    <dc:date>2015-11-26T13:39:25.240396807</dc:date>
    <dc:creator>richie </dc:creator>
    <meta:editing-duration>PT10M8S</meta:editing-duration>
    <meta:editing-cycles>1</meta:editing-cycles>
    <meta:document-statistic meta:table-count="0" meta:image-count="0" meta:object-count="0" meta:page-count="1" meta:paragraph-count="14" meta:word-count="140" meta:character-count="930" meta:non-whitespace-character-count="805"/>
    <meta:generator>LibreOffice/5.0.3.2$Linux_x86 LibreOffice_project/00m0$Build-2</meta:generator>
  </office:meta>
</office:document-meta>
</file>